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c2c56"/>
    </style:style>
    <style:style style:name="P2" style:family="paragraph" style:parent-style-name="Standard">
      <style:text-properties officeooo:rsid="001c2c56" officeooo:paragraph-rsid="001c2c56"/>
    </style:style>
    <style:style style:name="P3" style:family="paragraph" style:parent-style-name="Standard">
      <style:text-properties officeooo:rsid="001c5878" officeooo:paragraph-rsid="001c5878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Standard">
      <style:text-properties officeooo:rsid="001c5878" officeooo:paragraph-rsid="001c5878" fo:background-color="#ffff00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officeooo:rsid="001d36dc" officeooo:paragraph-rsid="001d36dc"/>
    </style:style>
    <style:style style:name="P8" style:family="paragraph" style:parent-style-name="Standard">
      <style:text-properties officeooo:paragraph-rsid="001f44e6"/>
    </style:style>
    <style:style style:name="P9" style:family="paragraph" style:parent-style-name="Heading_20_1">
      <style:text-properties officeooo:paragraph-rsid="001c5878"/>
    </style:style>
    <style:style style:name="T1" style:family="text">
      <style:text-properties officeooo:rsid="001c2c56"/>
    </style:style>
    <style:style style:name="T2" style:family="text">
      <style:text-properties officeooo:rsid="001c2c56" fo:background-color="#ffff00" loext:char-shading-value="0"/>
    </style:style>
    <style:style style:name="T3" style:family="text">
      <style:text-properties officeooo:rsid="001c5878"/>
    </style:style>
    <style:style style:name="T4" style:family="text">
      <style:text-properties officeooo:rsid="001d36dc"/>
    </style:style>
    <style:style style:name="T5" style:family="text">
      <style:text-properties officeooo:rsid="001f31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KT-IRSENSE v3 User Manual</text:p>
      <text:h text:style-name="Heading_20_1" text:outline-level="1">Operation</text:h>
      <text:p text:style-name="Standard">The CKT-IRSENSE is an inexpensive infrared proximity sensor, designed primarily for model railroad use. <text:s/>At the top of the device are two small lenses - one emits a series of infrared pulses, which are then reflected by objects into the other lens, a receiver. <text:s/>By measuring the intensity of the returned pulses, the sensor can detect the presence and distance to an object.</text:p>
      <text:h text:style-name="Heading_20_1" text:outline-level="1">Mechanical Installation</text:h>
      <text:p text:style-name="Standard">The detector is designed to be installed up through the benchwork in a 3/8 inch (10 mm) hole. <text:s/>To install in existing track, first drill a 1/16” pilot hole between the ties. <text:s/>Then, from the bottom, drill a 3/8” hole up toward the track, using the pilot hole you just drilled as a guide. <text:s/>Work slowly and be very careful to not damage the ties <text:span text:style-name="T4">(you might want to remove a couple ties first and reinsert them after drilling the hole)</text:span>. <text:s/>Once <text:span text:style-name="T4">the sensor is </text:span>installed, be sure that both lenses are clear to shine up between any ties or ballast.</text:p>
      <text:p text:style-name="Standard"/>
      <text:p text:style-name="Standard">The module is not naturally water resistant, so be careful when ballasting. <text:s/>Some amount of water resistance can be added by coating everything (other than the lenses) with liquid electrical tape or similar sealant. <text:s/>Be very careful not to cloud or cover the detector lenses.</text:p>
      <text:p text:style-name="Standard"/>
      <text:p text:style-name="Standard">The sensor can be secured in the hole using a variety of methods such as hot glue or a bracket. <text:s/>See the Iowa Scaled Engineering website for more details and some example mounting methods.</text:p>
      <text:h text:style-name="Heading_20_1" text:outline-level="1">Electrical Connections</text:h>
      <text:p text:style-name="Standard">The CKT-IRSENSE needs 5-<text:span text:style-name="T5">24</text:span> volts of clean direct current (DC) power to operate. <text:s/>Noisy power supplies may cause issues with detection, and supply voltages exceeding <text:span text:style-name="T5">25</text:span>VDC may damage the device. <text:s/>The red wire should be connected to the positive side of the power supply and the black <text:span text:style-name="T5">wire</text:span> to the negative.</text:p>
      <text:p text:style-name="Standard"/>
      <text:p text:style-name="P8">Two outputs are provided, both of which are “open drain” (otherwise known as “open collector”). <text:s/>This means that they act like a switch to the ground / negative lead. <text:s/>When an output is “active”, it will conduct current to ground. <text:s/>When an output is “inactive”, it will act like an open circuit and not pass current at all. <text:s/>Each output line can handle a maximum of 0.25 amps, and should be exposed to no more than a 40VDC supply. <text:s/>The white output is active when the sensor is detecting an object. <text:s/>The blue output is active when the sensor is not detecting an object.</text:p>
      <text:p text:style-name="Standard"/>
      <text:p text:style-name="P4">&lt;FIXME: <text:s/>diagram showing LED connection&gt;</text:p>
      <text:p text:style-name="Standard"/>
      <text:p text:style-name="Standard">If a logic level output is desired, use a 4.7k-10k ohm resistor to connect the output to the positive supply.</text:p>
      <text:p text:style-name="Standard"/>
      <text:p text:style-name="Standard"/>
      <text:h text:style-name="Heading_20_1" text:outline-level="1"><text:soft-page-break/>Activation Time</text:h>
      <text:p text:style-name="P2">The activation time is factory set to 0.1 seconds. <text:s/>The outputs will indicate that an object has been detected if the object is present over the sensor for 2 consecutive readings spaced 100ms apart. <text:s/>This helps eliminate errant readings. <text:s/>As a consequence of this, though, there will be a slight (0.1s) delay for an object being detected. <text:s/>For most model railroad applications, this is not an issue.</text:p>
      <text:p text:style-name="P2"/>
      <text:p text:style-name="P2">If longer (or shorter) activation times are required, we can provide custom <text:span text:style-name="T3">programmed devices</text:span>. <text:s/>Please contact us <text:span text:style-name="T3">with your requirements</text:span>.</text:p>
      <text:h text:style-name="Heading_20_1" text:outline-level="1">Release Time</text:h>
      <text:p text:style-name="P3">The release time is factory set to 0.1 seconds. <text:s/>The outputs will indicate that an object is no longer detected if the object is not present over the sensor for 2 consecutive readings spaced 100ms apart. <text:s/>This can be used to debounce the detector outputs to stop the outputs from toggling, for example, in the spaces between rolling stock as it travels over the sensor.</text:p>
      <text:p text:style-name="P3"/>
      <text:p text:style-name="P3">Longer release times are available by connecting a resistor between the yellow wire and ground (black wire). <text:s/>The release time can be adjusted up to 20s according to the following table:</text:p>
      <text:p text:style-name="P3"/>
      <text:p text:style-name="P5">R vs. Time Table</text:p>
      <text:p text:style-name="P5"/>
      <text:p text:style-name="P5">R vs. Time graph</text:p>
      <text:h text:style-name="Heading_20_1" text:outline-level="1">Sensing Distance</text:h>
      <text:p text:style-name="P1">The CKT-IRSENSE is pre-calibrated to a typical detection range <text:span text:style-name="T1">(~ </text:span><text:span text:style-name="T2">X inches</text:span><text:span text:style-name="T1">) </text:span>and needs no user adjustment for most applications. <text:s/><text:span text:style-name="T1">If other sensing distances are needed, contact us for custom programmed devices. <text:s/>The detection range can be changed from </text:span><text:span text:style-name="T2">X to Y</text:span><text:span text:style-name="T1"> inches (typically) based on the reflectivity of the object being sensed.</text:span></text:p>
      <text:h text:style-name="P9" text:outline-level="1"><text:span text:style-name="T3">Applications</text:span></text:h>
      <text:list xml:id="list4240158877390020919" text:style-name="L1">
        <text:list-item>
          <text:p text:style-name="P7">Activate grade crossing signals</text:p>
        </text:list-item>
        <text:list-item>
          <text:p text:style-name="P6">Trigger a sound event using a CKT-SQUEAL sound player</text:p>
        </text:list-item>
        <text:list-item>
          <text:p text:style-name="P7">Block detection</text:p>
        </text:list-item>
        <text:list-item>
          <text:p text:style-name="P7">Occupancy detection on hidden tracks</text:p>
        </text:list-item>
        <text:list-item>
          <text:p text:style-name="P7">End-of-track indication in hidden staging yard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1:36:08.447987736</meta:creation-date>
    <dc:date>2014-07-27T18:56:51.240359669</dc:date>
    <meta:editing-duration>PT1H9M2S</meta:editing-duration>
    <meta:editing-cycles>9</meta:editing-cycles>
    <meta:generator>LibreOffice/4.2.4.2$Linux_X86_64 LibreOffice_project/420m0$Build-2</meta:generator>
    <meta:document-statistic meta:table-count="0" meta:image-count="0" meta:object-count="0" meta:page-count="2" meta:paragraph-count="28" meta:word-count="714" meta:character-count="4174" meta:non-whitespace-character-count="3465"/>
  </office:meta>
</office:document-meta>
</file>